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number-columns-repeated="36" table:default-cell-style-name="ce1"/>
        <table:table-row table:style-name="ro1">
          <table:table-cell office:value-type="string">
            <text:p>y </text:p>
          </table:table-cell>
          <table:table-cell office:value-type="string">
            <text:p>35.20</text:p>
          </table:table-cell>
          <table:table-cell office:value-type="string">
            <text:p>37.60</text:p>
          </table:table-cell>
          <table:table-cell office:value-type="string">
            <text:p>40.80</text:p>
          </table:table-cell>
          <table:table-cell office:value-type="string">
            <text:p>44.80</text:p>
          </table:table-cell>
          <table:table-cell office:value-type="string">
            <text:p>49.60</text:p>
          </table:table-cell>
          <table:table-cell office:value-type="string">
            <text:p>53.60</text:p>
          </table:table-cell>
          <table:table-cell office:value-type="string">
            <text:p>57.60</text:p>
          </table:table-cell>
          <table:table-cell office:value-type="string">
            <text:p>63.20</text:p>
          </table:table-cell>
          <table:table-cell office:value-type="string">
            <text:p>76.00</text:p>
          </table:table-cell>
          <table:table-cell office:value-type="string">
            <text:p>93.60</text:p>
          </table:table-cell>
          <table:table-cell office:value-type="string">
            <text:p>103.20</text:p>
          </table:table-cell>
          <table:table-cell office:value-type="string">
            <text:p>116.80</text:p>
          </table:table-cell>
          <table:table-cell office:value-type="string">
            <text:p>132.80</text:p>
          </table:table-cell>
          <table:table-cell office:value-type="string">
            <text:p>163.20</text:p>
          </table:table-cell>
          <table:table-cell office:value-type="string">
            <text:p>167.20</text:p>
          </table:table-cell>
          <table:table-cell office:value-type="string">
            <text:p>188.80</text:p>
          </table:table-cell>
          <table:table-cell office:value-type="string">
            <text:p>205.60</text:p>
          </table:table-cell>
          <table:table-cell office:value-type="string">
            <text:p>224.80</text:p>
          </table:table-cell>
          <table:table-cell office:value-type="string">
            <text:p>262.40</text:p>
          </table:table-cell>
          <table:table-cell office:value-type="string">
            <text:p>292.80</text:p>
          </table:table-cell>
          <table:table-cell office:value-type="string">
            <text:p>324.00</text:p>
          </table:table-cell>
          <table:table-cell office:value-type="string">
            <text:p>344.80</text:p>
          </table:table-cell>
          <table:table-cell office:value-type="string">
            <text:p>360.00</text:p>
          </table:table-cell>
          <table:table-cell office:value-type="string">
            <text:p>398.40</text:p>
          </table:table-cell>
          <table:table-cell office:value-type="string">
            <text:p>439.20</text:p>
          </table:table-cell>
          <table:table-cell office:value-type="string">
            <text:p>418.40</text:p>
          </table:table-cell>
          <table:table-cell office:value-type="string">
            <text:p>421.60</text:p>
          </table:table-cell>
          <table:table-cell office:value-type="string">
            <text:p>472.00</text:p>
          </table:table-cell>
          <table:table-cell office:value-type="string">
            <text:p>535.20</text:p>
          </table:table-cell>
          <table:table-cell office:value-type="string">
            <text:p>589.60</text:p>
          </table:table-cell>
          <table:table-cell office:value-type="string">
            <text:p>620.00</text:p>
          </table:table-cell>
          <table:table-cell office:value-type="string">
            <text:p>633.60</text:p>
          </table:table-cell>
          <table:table-cell office:value-type="string">
            <text:p>629.60</text:p>
          </table:table-cell>
          <table:table-cell office:value-type="string">
            <text:p>668.00</text:p>
          </table:table-cell>
          <table:table-cell office:value-type="string">
            <text:p>709.60</text:p>
          </table:table-cell>
        </table:table-row>
        <table:table-row table:style-name="ro1">
          <table:table-cell office:value-type="string">
            <text:p>y mnk</text:p>
          </table:table-cell>
          <table:table-cell office:value-type="string">
            <text:p>-68.20</text:p>
          </table:table-cell>
          <table:table-cell office:value-type="string">
            <text:p>-47.42</text:p>
          </table:table-cell>
          <table:table-cell office:value-type="string">
            <text:p>-26.65</text:p>
          </table:table-cell>
          <table:table-cell office:value-type="string">
            <text:p>-5.88</text:p>
          </table:table-cell>
          <table:table-cell office:value-type="string">
            <text:p>14.90</text:p>
          </table:table-cell>
          <table:table-cell office:value-type="string">
            <text:p>35.67</text:p>
          </table:table-cell>
          <table:table-cell office:value-type="string">
            <text:p>56.45</text:p>
          </table:table-cell>
          <table:table-cell office:value-type="string">
            <text:p>77.22</text:p>
          </table:table-cell>
          <table:table-cell office:value-type="string">
            <text:p>97.99</text:p>
          </table:table-cell>
          <table:table-cell office:value-type="string">
            <text:p>118.77</text:p>
          </table:table-cell>
          <table:table-cell office:value-type="string">
            <text:p>139.54</text:p>
          </table:table-cell>
          <table:table-cell office:value-type="string">
            <text:p>160.32</text:p>
          </table:table-cell>
          <table:table-cell office:value-type="string">
            <text:p>181.09</text:p>
          </table:table-cell>
          <table:table-cell office:value-type="string">
            <text:p>201.86</text:p>
          </table:table-cell>
          <table:table-cell office:value-type="string">
            <text:p>222.64</text:p>
          </table:table-cell>
          <table:table-cell office:value-type="string">
            <text:p>243.41</text:p>
          </table:table-cell>
          <table:table-cell office:value-type="string">
            <text:p>264.19</text:p>
          </table:table-cell>
          <table:table-cell office:value-type="string">
            <text:p>284.96</text:p>
          </table:table-cell>
          <table:table-cell office:value-type="string">
            <text:p>305.73</text:p>
          </table:table-cell>
          <table:table-cell office:value-type="string">
            <text:p>326.51</text:p>
          </table:table-cell>
          <table:table-cell office:value-type="string">
            <text:p>347.28</text:p>
          </table:table-cell>
          <table:table-cell office:value-type="string">
            <text:p>368.06</text:p>
          </table:table-cell>
          <table:table-cell office:value-type="string">
            <text:p>388.83</text:p>
          </table:table-cell>
          <table:table-cell office:value-type="string">
            <text:p>409.60</text:p>
          </table:table-cell>
          <table:table-cell office:value-type="string">
            <text:p>430.38</text:p>
          </table:table-cell>
          <table:table-cell office:value-type="string">
            <text:p>451.15</text:p>
          </table:table-cell>
          <table:table-cell office:value-type="string">
            <text:p>471.93</text:p>
          </table:table-cell>
          <table:table-cell office:value-type="string">
            <text:p>492.70</text:p>
          </table:table-cell>
          <table:table-cell office:value-type="string">
            <text:p>513.47</text:p>
          </table:table-cell>
          <table:table-cell office:value-type="string">
            <text:p>534.25</text:p>
          </table:table-cell>
          <table:table-cell office:value-type="string">
            <text:p>555.02</text:p>
          </table:table-cell>
          <table:table-cell office:value-type="string">
            <text:p>575.80</text:p>
          </table:table-cell>
          <table:table-cell office:value-type="string">
            <text:p>596.57</text:p>
          </table:table-cell>
          <table:table-cell office:value-type="string">
            <text:p>617.34</text:p>
          </table:table-cell>
          <table:table-cell office:value-type="string">
            <text:p>638.12</text:p>
          </table:table-cell>
        </table:table-row>
        <table:table-row table:style-name="ro1">
          <table:table-cell office:value-type="string">
            <text:p>y omnk</text:p>
          </table:table-cell>
          <table:table-cell office:value-type="string">
            <text:p>26.73</text:p>
          </table:table-cell>
          <table:table-cell office:value-type="string">
            <text:p>28.65</text:p>
          </table:table-cell>
          <table:table-cell office:value-type="string">
            <text:p>31.71</text:p>
          </table:table-cell>
          <table:table-cell office:value-type="string">
            <text:p>35.54</text:p>
          </table:table-cell>
          <table:table-cell office:value-type="string">
            <text:p>40.13</text:p>
          </table:table-cell>
          <table:table-cell office:value-type="string">
            <text:p>43.96</text:p>
          </table:table-cell>
          <table:table-cell office:value-type="string">
            <text:p>47.78</text:p>
          </table:table-cell>
          <table:table-cell office:value-type="string">
            <text:p>53.14</text:p>
          </table:table-cell>
          <table:table-cell office:value-type="string">
            <text:p>65.39</text:p>
          </table:table-cell>
          <table:table-cell office:value-type="string">
            <text:p>82.24</text:p>
          </table:table-cell>
          <table:table-cell office:value-type="string">
            <text:p>91.43</text:p>
          </table:table-cell>
          <table:table-cell office:value-type="string">
            <text:p>104.45</text:p>
          </table:table-cell>
          <table:table-cell office:value-type="string">
            <text:p>119.76</text:p>
          </table:table-cell>
          <table:table-cell office:value-type="string">
            <text:p>148.87</text:p>
          </table:table-cell>
          <table:table-cell office:value-type="string">
            <text:p>152.69</text:p>
          </table:table-cell>
          <table:table-cell office:value-type="string">
            <text:p>173.37</text:p>
          </table:table-cell>
          <table:table-cell office:value-type="string">
            <text:p>189.45</text:p>
          </table:table-cell>
          <table:table-cell office:value-type="string">
            <text:p>207.83</text:p>
          </table:table-cell>
          <table:table-cell office:value-type="string">
            <text:p>243.83</text:p>
          </table:table-cell>
          <table:table-cell office:value-type="string">
            <text:p>272.94</text:p>
          </table:table-cell>
          <table:table-cell office:value-type="string">
            <text:p>302.81</text:p>
          </table:table-cell>
          <table:table-cell office:value-type="string">
            <text:p>322.72</text:p>
          </table:table-cell>
          <table:table-cell office:value-type="string">
            <text:p>337.27</text:p>
          </table:table-cell>
          <table:table-cell office:value-type="string">
            <text:p>374.03</text:p>
          </table:table-cell>
          <table:table-cell office:value-type="string">
            <text:p>413.10</text:p>
          </table:table-cell>
          <table:table-cell office:value-type="string">
            <text:p>393.18</text:p>
          </table:table-cell>
          <table:table-cell office:value-type="string">
            <text:p>396.24</text:p>
          </table:table-cell>
          <table:table-cell office:value-type="string">
            <text:p>444.49</text:p>
          </table:table-cell>
          <table:table-cell office:value-type="string">
            <text:p>505.00</text:p>
          </table:table-cell>
          <table:table-cell office:value-type="string">
            <text:p>557.09</text:p>
          </table:table-cell>
          <table:table-cell office:value-type="string">
            <text:p>586.19</text:p>
          </table:table-cell>
          <table:table-cell office:value-type="string">
            <text:p>599.21</text:p>
          </table:table-cell>
          <table:table-cell office:value-type="string">
            <text:p>595.37</text:p>
          </table:table-cell>
          <table:table-cell office:value-type="string">
            <text:p>632.14</text:p>
          </table:table-cell>
          <table:table-cell office:value-type="string">
            <text:p>671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4:11:34</meta:creation-date>
    <dc:date>2013-05-07T15:04:27</dc:date>
    <meta:editing-duration>P0D</meta:editing-duration>
    <meta:editing-cycles>1</meta:editing-cycles>
    <meta:document-statistic meta:table-count="1" meta:cell-count="108" meta:object-count="0"/>
    <meta:generator>LibreOffice/3.6$Linux_X86_64 LibreOffice_project/360m1$Build-2</meta:generator>
  </office:meta>
</office:document-meta>
</file>